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d885" officeooo:paragraph-rsid="0005d885"/>
    </style:style>
    <style:style style:name="P2" style:family="paragraph" style:parent-style-name="Text_20_body">
      <style:text-properties officeooo:rsid="0005d885" officeooo:paragraph-rsid="000d9198"/>
    </style:style>
    <style:style style:name="P3" style:family="paragraph" style:parent-style-name="Text_20_body">
      <style:text-properties officeooo:rsid="00147ba4" officeooo:paragraph-rsid="00147ba4"/>
    </style:style>
    <style:style style:name="P4" style:family="paragraph" style:parent-style-name="Text_20_body">
      <style:text-properties officeooo:rsid="001e2ada" officeooo:paragraph-rsid="001e2ada"/>
    </style:style>
    <style:style style:name="P5" style:family="paragraph" style:parent-style-name="Text_20_body">
      <style:text-properties officeooo:rsid="001e5b5b" officeooo:paragraph-rsid="001e5b5b"/>
    </style:style>
    <style:style style:name="P6" style:family="paragraph" style:parent-style-name="Text_20_body">
      <style:text-properties officeooo:rsid="00258b7d" officeooo:paragraph-rsid="00258b7d"/>
    </style:style>
    <style:style style:name="P7" style:family="paragraph" style:parent-style-name="Text_20_body">
      <style:text-properties officeooo:rsid="00258b7d" officeooo:paragraph-rsid="0036be8a"/>
    </style:style>
    <style:style style:name="P8" style:family="paragraph" style:parent-style-name="Text_20_body">
      <style:text-properties officeooo:rsid="00258b7d" officeooo:paragraph-rsid="007da80c"/>
    </style:style>
    <style:style style:name="P9" style:family="paragraph" style:parent-style-name="Text_20_body">
      <style:text-properties fo:font-weight="normal" officeooo:rsid="00258b7d" officeooo:paragraph-rsid="00258b7d" style:font-weight-asian="normal" style:font-weight-complex="normal"/>
    </style:style>
    <style:style style:name="P10" style:family="paragraph" style:parent-style-name="Text_20_body">
      <style:text-properties officeooo:rsid="002768d0" officeooo:paragraph-rsid="002768d0"/>
    </style:style>
    <style:style style:name="P11" style:family="paragraph" style:parent-style-name="Text_20_body">
      <style:text-properties officeooo:rsid="002768d0" officeooo:paragraph-rsid="003dde6e"/>
    </style:style>
    <style:style style:name="P12" style:family="paragraph" style:parent-style-name="Text_20_body">
      <style:text-properties officeooo:rsid="002768d0" officeooo:paragraph-rsid="006d42b0"/>
    </style:style>
    <style:style style:name="P13" style:family="paragraph" style:parent-style-name="Text_20_body">
      <style:text-properties officeooo:rsid="002bc20c" officeooo:paragraph-rsid="002bc20c"/>
    </style:style>
    <style:style style:name="P14" style:family="paragraph" style:parent-style-name="Text_20_body">
      <style:text-properties officeooo:rsid="002bc20c" officeooo:paragraph-rsid="003e8fc3"/>
    </style:style>
    <style:style style:name="P15" style:family="paragraph" style:parent-style-name="Text_20_body">
      <style:text-properties officeooo:rsid="001904da" officeooo:paragraph-rsid="0036be8a"/>
    </style:style>
    <style:style style:name="P16" style:family="paragraph" style:parent-style-name="Text_20_body">
      <style:text-properties officeooo:rsid="001af2f9" officeooo:paragraph-rsid="001af2f9"/>
    </style:style>
    <style:style style:name="P17" style:family="paragraph" style:parent-style-name="Text_20_body">
      <style:text-properties officeooo:rsid="00509ae5" officeooo:paragraph-rsid="00509ae5"/>
    </style:style>
    <style:style style:name="P18" style:family="paragraph" style:parent-style-name="Text_20_body">
      <style:text-properties officeooo:rsid="0052e589" officeooo:paragraph-rsid="0052e589"/>
    </style:style>
    <style:style style:name="P19" style:family="paragraph" style:parent-style-name="Text_20_body">
      <style:text-properties officeooo:rsid="000a3824" officeooo:paragraph-rsid="00388a71"/>
    </style:style>
    <style:style style:name="P20" style:family="paragraph" style:parent-style-name="Text_20_body">
      <style:text-properties officeooo:rsid="0057e0b5" officeooo:paragraph-rsid="0057e0b5"/>
    </style:style>
    <style:style style:name="P21" style:family="paragraph" style:parent-style-name="Text_20_body">
      <style:text-properties officeooo:rsid="0057e0b5" officeooo:paragraph-rsid="007eef39"/>
    </style:style>
    <style:style style:name="P22" style:family="paragraph" style:parent-style-name="Text_20_body">
      <style:text-properties officeooo:rsid="0001f08b" officeooo:paragraph-rsid="005f89b8"/>
    </style:style>
    <style:style style:name="P23" style:family="paragraph" style:parent-style-name="Text_20_body">
      <style:text-properties style:text-underline-style="solid" style:text-underline-width="auto" style:text-underline-color="font-color" officeooo:rsid="005d159c" officeooo:paragraph-rsid="005d159c"/>
    </style:style>
    <style:style style:name="P24" style:family="paragraph" style:parent-style-name="Text_20_body">
      <style:text-properties fo:color="#808080" officeooo:rsid="00031073" officeooo:paragraph-rsid="00031073"/>
    </style:style>
    <style:style style:name="P25" style:family="paragraph" style:parent-style-name="Text_20_body">
      <style:text-properties fo:font-weight="bold" officeooo:rsid="005f89b8" officeooo:paragraph-rsid="005f89b8" style:font-weight-asian="bold" style:font-weight-complex="bold"/>
    </style:style>
    <style:style style:name="P26" style:family="paragraph" style:parent-style-name="Text_20_body">
      <style:text-properties fo:font-weight="bold" officeooo:rsid="0082001c" officeooo:paragraph-rsid="0082001c" style:font-weight-asian="bold" style:font-weight-complex="bold"/>
    </style:style>
    <style:style style:name="P27" style:family="paragraph" style:parent-style-name="Text_20_body">
      <style:text-properties officeooo:rsid="007cf7e6" officeooo:paragraph-rsid="007cf7e6"/>
    </style:style>
    <style:style style:name="P28" style:family="paragraph" style:parent-style-name="Text_20_body">
      <style:text-properties officeooo:rsid="005496bd" officeooo:paragraph-rsid="005496bd"/>
    </style:style>
    <style:style style:name="P29" style:family="paragraph" style:parent-style-name="Text_20_body">
      <style:text-properties officeooo:rsid="0082fa6d" officeooo:paragraph-rsid="0082fa6d"/>
    </style:style>
    <style:style style:name="P30" style:family="paragraph" style:parent-style-name="Heading_20_1">
      <style:text-properties officeooo:rsid="0001f08b" officeooo:paragraph-rsid="0001f08b"/>
    </style:style>
    <style:style style:name="P31" style:family="paragraph" style:parent-style-name="Heading_20_1">
      <style:text-properties fo:font-size="40pt" officeooo:rsid="001904da" officeooo:paragraph-rsid="001904da" style:font-size-asian="40pt" style:font-size-complex="40pt"/>
    </style:style>
    <style:style style:name="P32" style:family="paragraph" style:parent-style-name="Heading_20_3">
      <style:text-properties officeooo:rsid="000d9198" officeooo:paragraph-rsid="000d9198"/>
    </style:style>
    <style:style style:name="P33" style:family="paragraph" style:parent-style-name="Heading_20_3">
      <style:text-properties officeooo:rsid="00147ba4" officeooo:paragraph-rsid="00147ba4"/>
    </style:style>
    <style:style style:name="P34" style:family="paragraph" style:parent-style-name="Heading_20_3">
      <style:text-properties officeooo:rsid="001d5243" officeooo:paragraph-rsid="001d5243"/>
    </style:style>
    <style:style style:name="P35" style:family="paragraph" style:parent-style-name="Heading_20_3">
      <style:text-properties officeooo:rsid="00258b7d" officeooo:paragraph-rsid="00258b7d"/>
    </style:style>
    <style:style style:name="P36" style:family="paragraph" style:parent-style-name="Heading_20_3">
      <style:text-properties officeooo:rsid="00509ae5" officeooo:paragraph-rsid="00509ae5"/>
    </style:style>
    <style:style style:name="P37" style:family="paragraph" style:parent-style-name="Heading_20_1">
      <style:paragraph-properties fo:break-before="page"/>
      <style:text-properties officeooo:rsid="0001f08b" officeooo:paragraph-rsid="0001f08b"/>
    </style:style>
    <style:style style:name="P38" style:family="paragraph" style:parent-style-name="Heading_20_1">
      <style:paragraph-properties fo:break-before="page"/>
      <style:text-properties officeooo:rsid="001904da" officeooo:paragraph-rsid="001904da"/>
    </style:style>
    <style:style style:name="P39" style:family="paragraph" style:parent-style-name="Heading_20_1">
      <style:paragraph-properties fo:break-before="page"/>
      <style:text-properties officeooo:rsid="0082fa6d" officeooo:paragraph-rsid="0082fa6d"/>
    </style:style>
    <style:style style:name="P40" style:family="paragraph" style:parent-style-name="Text_20_body">
      <style:paragraph-properties fo:margin-top="0cm" fo:margin-bottom="0cm" loext:contextual-spacing="false"/>
      <style:text-properties officeooo:rsid="0075c414" officeooo:paragraph-rsid="0075c414"/>
    </style:style>
    <style:style style:name="P41" style:family="paragraph" style:parent-style-name="Text_20_body" style:list-style-name="L2">
      <style:text-properties officeooo:rsid="001d5243" officeooo:paragraph-rsid="001e2ada"/>
    </style:style>
    <style:style style:name="P42" style:family="paragraph" style:parent-style-name="Text_20_body" style:list-style-name="L2">
      <style:text-properties officeooo:rsid="001d5243" officeooo:paragraph-rsid="001d5243"/>
    </style:style>
    <style:style style:name="P43" style:family="paragraph" style:parent-style-name="Text_20_body" style:list-style-name="L2">
      <style:text-properties officeooo:rsid="001d5243" officeooo:paragraph-rsid="001e5b5b"/>
    </style:style>
    <style:style style:name="P44" style:family="paragraph" style:parent-style-name="Text_20_body" style:list-style-name="L3">
      <style:text-properties officeooo:rsid="0082fa6d" officeooo:paragraph-rsid="0082fa6d"/>
    </style:style>
    <style:style style:name="P45" style:family="paragraph" style:parent-style-name="Text_20_body" style:list-style-name="L3">
      <style:text-properties officeooo:rsid="0082fa6d" officeooo:paragraph-rsid="008a8f09"/>
    </style:style>
    <style:style style:name="P46" style:family="paragraph" style:parent-style-name="Text_20_body" style:list-style-name="L3">
      <style:text-properties officeooo:rsid="0082fa6d" officeooo:paragraph-rsid="009becf0"/>
    </style:style>
    <style:style style:name="P47" style:family="paragraph" style:parent-style-name="Text_20_body" style:list-style-name="L3">
      <style:text-properties style:text-line-through-style="solid" style:text-line-through-type="single" officeooo:rsid="009becf0" officeooo:paragraph-rsid="009becf0"/>
    </style:style>
    <style:style style:name="P48" style:family="paragraph" style:parent-style-name="Text_20_body" style:list-style-name="L3">
      <style:text-properties officeooo:rsid="00924217" officeooo:paragraph-rsid="0093e576"/>
    </style:style>
    <style:style style:name="P49" style:family="paragraph" style:parent-style-name="Text_20_body" style:list-style-name="L1">
      <style:paragraph-properties fo:margin-top="0cm" fo:margin-bottom="0cm" loext:contextual-spacing="false"/>
      <style:text-properties officeooo:rsid="0075c414" officeooo:paragraph-rsid="0075c414"/>
    </style:style>
    <style:style style:name="P50" style:family="paragraph" style:parent-style-name="Text_20_body" style:list-style-name="L1">
      <style:paragraph-properties fo:margin-top="0cm" fo:margin-bottom="0cm" loext:contextual-spacing="false"/>
      <style:text-properties officeooo:rsid="00b70c90" officeooo:paragraph-rsid="00b70c90"/>
    </style:style>
    <style:style style:name="T1" style:family="text">
      <style:text-properties fo:font-weight="normal" style:font-weight-asian="normal" style:font-weight-complex="normal"/>
    </style:style>
    <style:style style:name="T2" style:family="text">
      <style:text-properties fo:font-weight="normal" officeooo:rsid="00033ff4" style:font-weight-asian="normal" style:font-weight-complex="normal"/>
    </style:style>
    <style:style style:name="T3" style:family="text">
      <style:text-properties fo:font-weight="normal" officeooo:rsid="002847a3" style:font-weight-asian="normal" style:font-weight-complex="normal"/>
    </style:style>
    <style:style style:name="T4" style:family="text">
      <style:text-properties fo:font-weight="normal" officeooo:rsid="002d4afc" style:font-weight-asian="normal" style:font-weight-complex="normal"/>
    </style:style>
    <style:style style:name="T5" style:family="text">
      <style:text-properties fo:font-weight="normal" officeooo:rsid="002ec370" style:font-weight-asian="normal" style:font-weight-complex="normal"/>
    </style:style>
    <style:style style:name="T6" style:family="text">
      <style:text-properties fo:font-weight="normal" officeooo:rsid="002fdcd9" style:font-weight-asian="normal" style:font-weight-complex="normal"/>
    </style:style>
    <style:style style:name="T7" style:family="text">
      <style:text-properties fo:font-weight="normal" officeooo:rsid="005ea683" style:font-weight-asian="normal" style:font-weight-complex="normal"/>
    </style:style>
    <style:style style:name="T8" style:family="text">
      <style:text-properties fo:font-weight="normal" officeooo:rsid="00689c0c" style:font-weight-asian="normal" style:font-weight-complex="normal"/>
    </style:style>
    <style:style style:name="T9" style:family="text">
      <style:text-properties officeooo:rsid="00079d68"/>
    </style:style>
    <style:style style:name="T10" style:family="text">
      <style:text-properties officeooo:rsid="000bcf6d"/>
    </style:style>
    <style:style style:name="T11" style:family="text">
      <style:text-properties officeooo:rsid="000d9198"/>
    </style:style>
    <style:style style:name="T12" style:family="text">
      <style:text-properties officeooo:rsid="0015f092"/>
    </style:style>
    <style:style style:name="T13" style:family="text">
      <style:text-properties officeooo:rsid="00178829"/>
    </style:style>
    <style:style style:name="T14" style:family="text">
      <style:text-properties officeooo:rsid="001bf180"/>
    </style:style>
    <style:style style:name="T15" style:family="text">
      <style:text-properties officeooo:rsid="001d4fc2"/>
    </style:style>
    <style:style style:name="T16" style:family="text">
      <style:text-properties officeooo:rsid="00233b36"/>
    </style:style>
    <style:style style:name="T17" style:family="text">
      <style:text-properties officeooo:rsid="002768d0"/>
    </style:style>
    <style:style style:name="T18" style:family="text">
      <style:text-properties officeooo:rsid="002847a3"/>
    </style:style>
    <style:style style:name="T19" style:family="text">
      <style:text-properties style:text-underline-style="solid" style:text-underline-width="auto" style:text-underline-color="font-color"/>
    </style:style>
    <style:style style:name="T20" style:family="text">
      <style:text-properties style:text-underline-style="none"/>
    </style:style>
    <style:style style:name="T21" style:family="text">
      <style:text-properties style:text-underline-style="none" officeooo:rsid="004a0324"/>
    </style:style>
    <style:style style:name="T22" style:family="text">
      <style:text-properties style:text-underline-style="none" officeooo:rsid="0063190d"/>
    </style:style>
    <style:style style:name="T23" style:family="text">
      <style:text-properties style:text-underline-style="none" officeooo:rsid="007da80c"/>
    </style:style>
    <style:style style:name="T24" style:family="text">
      <style:text-properties style:text-underline-style="none" officeooo:rsid="007edc09"/>
    </style:style>
    <style:style style:name="T25" style:family="text">
      <style:text-properties style:text-underline-style="none" officeooo:rsid="0084bde7"/>
    </style:style>
    <style:style style:name="T26" style:family="text">
      <style:text-properties style:text-line-through-style="solid" style:text-line-through-type="single" style:text-underline-style="none" fo:font-weight="normal" style:font-weight-asian="normal" style:font-weight-complex="normal"/>
    </style:style>
    <style:style style:name="T27" style:family="text">
      <style:text-properties style:text-line-through-style="solid" style:text-line-through-type="single" style:text-underline-style="none" fo:font-weight="normal" officeooo:rsid="00033ff4" style:font-weight-asian="normal" style:font-weight-complex="normal"/>
    </style:style>
    <style:style style:name="T28" style:family="text">
      <style:text-properties officeooo:rsid="0029e53c"/>
    </style:style>
    <style:style style:name="T29" style:family="text">
      <style:text-properties officeooo:rsid="002afb80"/>
    </style:style>
    <style:style style:name="T30" style:family="text">
      <style:text-properties officeooo:rsid="002bc20c"/>
    </style:style>
    <style:style style:name="T31" style:family="text">
      <style:text-properties officeooo:rsid="0032d0d1"/>
    </style:style>
    <style:style style:name="T32" style:family="text">
      <style:text-properties officeooo:rsid="0036be8a"/>
    </style:style>
    <style:style style:name="T33" style:family="text">
      <style:text-properties officeooo:rsid="00425355"/>
    </style:style>
    <style:style style:name="T34" style:family="text">
      <style:text-properties officeooo:rsid="00425c31"/>
    </style:style>
    <style:style style:name="T35" style:family="text">
      <style:text-properties officeooo:rsid="0042e8de"/>
    </style:style>
    <style:style style:name="T36" style:family="text">
      <style:text-properties officeooo:rsid="00448a77"/>
    </style:style>
    <style:style style:name="T37" style:family="text">
      <style:text-properties officeooo:rsid="00485685"/>
    </style:style>
    <style:style style:name="T38" style:family="text">
      <style:text-properties officeooo:rsid="0049becf"/>
    </style:style>
    <style:style style:name="T39" style:family="text">
      <style:text-properties officeooo:rsid="004bd326"/>
    </style:style>
    <style:style style:name="T40" style:family="text">
      <style:text-properties officeooo:rsid="004dba33"/>
    </style:style>
    <style:style style:name="T41" style:family="text">
      <style:text-properties officeooo:rsid="00509ae5"/>
    </style:style>
    <style:style style:name="T42" style:family="text">
      <style:text-properties officeooo:rsid="0051db06"/>
    </style:style>
    <style:style style:name="T43" style:family="text">
      <style:text-properties officeooo:rsid="0054764c"/>
    </style:style>
    <style:style style:name="T44" style:family="text">
      <style:text-properties officeooo:rsid="005a7224"/>
    </style:style>
    <style:style style:name="T45" style:family="text">
      <style:text-properties fo:font-size="9pt" fo:font-weight="normal" officeooo:rsid="002847a3" style:font-size-asian="9pt" style:font-weight-asian="normal" style:font-size-complex="9pt" style:font-weight-complex="normal"/>
    </style:style>
    <style:style style:name="T46" style:family="text">
      <style:text-properties fo:font-size="9pt" fo:font-weight="normal" officeooo:rsid="0058f1a1" style:font-size-asian="9pt" style:font-weight-asian="normal" style:font-size-complex="9pt" style:font-weight-complex="normal"/>
    </style:style>
    <style:style style:name="T47" style:family="text">
      <style:text-properties fo:font-size="9pt" fo:font-weight="normal" officeooo:rsid="005ea683" style:font-size-asian="9pt" style:font-weight-asian="normal" style:font-size-complex="9pt" style:font-weight-complex="normal"/>
    </style:style>
    <style:style style:name="T48" style:family="text">
      <style:text-properties officeooo:rsid="006d42b0"/>
    </style:style>
    <style:style style:name="T49" style:family="text">
      <style:text-properties officeooo:rsid="006e099c"/>
    </style:style>
    <style:style style:name="T50" style:family="text">
      <style:text-properties officeooo:rsid="006f93f7"/>
    </style:style>
    <style:style style:name="T51" style:family="text">
      <style:text-properties officeooo:rsid="007220a0"/>
    </style:style>
    <style:style style:name="T52" style:family="text">
      <style:text-properties officeooo:rsid="0072d4c1"/>
    </style:style>
    <style:style style:name="T53" style:family="text">
      <style:text-properties officeooo:rsid="00734c53"/>
    </style:style>
    <style:style style:name="T54" style:family="text">
      <style:text-properties officeooo:rsid="00779d4b"/>
    </style:style>
    <style:style style:name="T55" style:family="text">
      <style:text-properties officeooo:rsid="0077ca36"/>
    </style:style>
    <style:style style:name="T56" style:family="text">
      <style:text-properties officeooo:rsid="0078858a"/>
    </style:style>
    <style:style style:name="T57" style:family="text">
      <style:text-properties officeooo:rsid="007a0cc5"/>
    </style:style>
    <style:style style:name="T58" style:family="text">
      <style:text-properties officeooo:rsid="007a50ff"/>
    </style:style>
    <style:style style:name="T59" style:family="text">
      <style:text-properties officeooo:rsid="007ba571"/>
    </style:style>
    <style:style style:name="T60" style:family="text">
      <style:text-properties officeooo:rsid="007cbe76"/>
    </style:style>
    <style:style style:name="T61" style:family="text">
      <style:text-properties fo:font-style="normal" style:text-underline-style="none" style:font-style-asian="normal" style:font-style-complex="normal"/>
    </style:style>
    <style:style style:name="T62" style:family="text">
      <style:text-properties fo:font-style="normal" style:text-underline-style="none" officeooo:rsid="007da80c" style:font-style-asian="normal" style:font-style-complex="normal"/>
    </style:style>
    <style:style style:name="T63" style:family="text">
      <style:text-properties officeooo:rsid="007e6104"/>
    </style:style>
    <style:style style:name="T64" style:family="text">
      <style:text-properties officeooo:rsid="007eef39"/>
    </style:style>
    <style:style style:name="T65" style:family="text">
      <style:text-properties officeooo:rsid="0080d037"/>
    </style:style>
    <style:style style:name="T66" style:family="text">
      <style:text-properties officeooo:rsid="0087d782"/>
    </style:style>
    <style:style style:name="T67" style:family="text">
      <style:text-properties officeooo:rsid="0090e4c6"/>
    </style:style>
    <style:style style:name="T68" style:family="text">
      <style:text-properties officeooo:rsid="0092b35d"/>
    </style:style>
    <style:style style:name="T69" style:family="text">
      <style:text-properties officeooo:rsid="0093e576"/>
    </style:style>
    <style:style style:name="T70" style:family="text">
      <style:text-properties officeooo:rsid="0094425a"/>
    </style:style>
    <style:style style:name="T71" style:family="text">
      <style:text-properties officeooo:rsid="0097e379"/>
    </style:style>
    <style:style style:name="T72" style:family="text">
      <style:text-properties officeooo:rsid="009ac909"/>
    </style:style>
    <style:style style:name="T73" style:family="text">
      <style:text-properties officeooo:rsid="009c1f90"/>
    </style:style>
    <style:style style:name="T74" style:family="text">
      <style:text-properties style:text-line-through-style="none" style:text-line-through-type="none" fo:font-style="italic" officeooo:rsid="009c1f90" style:font-style-asian="italic" style:font-style-complex="italic"/>
    </style:style>
    <style:style style:name="T75" style:family="text">
      <style:text-properties officeooo:rsid="00b16d6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text:span text:style-name="T17">Ukradyjam:</text:span> HD <text:span text:style-name="T17">edition</text:span></text:h>
      <text:h text:style-name="P30" text:outline-level="1">General</text:h>
      <text:p text:style-name="P25">All hail glorious AngularJS !!</text:p>
      <text:p text:style-name="P22">bude tam <text:span text:style-name="T44">autosave&amp;load do </text:span><text:span text:style-name="T1">local storage &amp; timestamp, při načtení se dopočítá co se mezitím stalo.</text:span></text:p>
      <text:p text:style-name="P24"><text:span text:style-name="T26">multiplayer??? </text:span><text:span text:style-name="T27">Udělat s někým bitvu</text:span><text:span text:style-name="T2">? </text:span><text:span text:style-name="T3">To asi </text:span><text:span text:style-name="T7">fakt</text:span><text:span text:style-name="T3"> ne!<text:line-break/></text:span><text:span text:style-name="T45">D</text:span><text:span text:style-name="T46">alo by se ale udělat to, že by bylo nějaké pseudoměsto na serveru, které by se dalo obsadit, jakýsi pointless trůn – na serveru by byla uložená armáda a kdokoliv by na ní mohl zaútočit. </text:span><text:span text:style-name="T47">Takhle by hráč nacpal armádu do garáže na serveru a třeba za pár dní by mu ji někdo vypwnil. Ale to by vlastně nebylo moc zábavné, a bylo příliš snadné cheatovat a zaspamovat garáž miliardou vojáků.</text:span></text:p>
      <text:p text:style-name="P13"><text:span text:style-name="T3">M</text:span><text:span text:style-name="T1">ěly by tam být achievementy, aby bylo znát co je endgame, a aby si hráč vše vyzkoušel. </text:span><text:span text:style-name="T4">Ultimate achievement: utáhnout bitvu </text:span><text:span text:style-name="T5">třeba </text:span><text:span text:style-name="T6">5 </text:span><text:span text:style-name="T4">minut v kuse</text:span></text:p>
      <text:p text:style-name="P27"><text:span text:style-name="T4">E</text:span><text:span text:style-name="T1">ND OF PAGE</text:span></text:p>
      <text:h text:style-name="P38" text:outline-level="1">Domečkaření</text:h>
      <text:p text:style-name="P15">Už žádné lineární investice, ceny investic budou růst hezky exponenciálně jako v IK. <text:span text:style-name="T15">Instantní výstavba budov by mohla zůstat. Narozdíl od UV2, ale stejně jako v Ika, budou tedy levely budov důležité! Každá budova ve městě jen jednou, stejně jako v IK. Všechny budou stát dřevo, v pozdních levelech bude prudce stoupat cena šutrů. Akorát palác samozřejmě bude stát všechno.</text:span></text:p>
      <text:p text:style-name="P16">A už VŮBEC ne neomezené lineární investice co násobí <text:span text:style-name="T14">jiné investice</text:span> (sklad, zkušebna &amp; pevnost)</text:p>
      <text:p text:style-name="P13">Bude jen <text:span text:style-name="T1">JEDEN </text:span><text:span text:style-name="T8">ostrov a</text:span><text:span text:style-name="T1"> JEDNO </text:span><text:span text:style-name="T8">město</text:span><text:span text:style-name="T1">, </text:span><text:span text:style-name="T8">žádné kolonie a </text:span>převážení surovin. <text:span text:style-name="T40">Umožnit pojmenovat město!</text:span></text:p>
      <text:h text:style-name="P35" text:outline-level="3"><text:span text:style-name="T18">D</text:span>omeč<text:span text:style-name="T18">kopedia</text:span></text:h>
      <text:p text:style-name="P9"><text:span text:style-name="T19">Radnice</text:span><text:span text:style-name="T61"> </text:span><text:span text:style-name="T62">(pre-built)</text:span><text:line-break/><text:span text:style-name="T31">záchody obviously. Ale už nebudou lineární – <text:s/>cena i kapacita bude exponenciálně</text:span></text:p>
      <text:p text:style-name="P7"><text:span text:style-name="T19">Škola</text:span><text:span text:style-name="T20"> </text:span><text:span text:style-name="T23">(unlocked)</text:span><text:span text:style-name="T19"><text:line-break/></text:span><text:span text:style-name="T15">Škola bude akčuly generovat body over time, žádné držení prstu na enteru.</text:span></text:p>
      <text:p text:style-name="P8"><text:span text:style-name="T19">Přístav</text:span><text:span text:style-name="T20"> </text:span><text:span text:style-name="T23">(unlocked)</text:span><text:line-break/><text:span text:style-name="T32">nevýhodná směna surovin – účinnost nikdy nad 100%. Je to vlastně budova naprosto k ničemu, jen ozdoba</text:span></text:p>
      <text:p text:style-name="P6"><text:span text:style-name="T19">Sklad</text:span><text:line-break/><text:span text:style-name="T21">aculy sklad jako v Ika – </text:span><text:span text:style-name="T22">kapacita surovin, a</text:span><text:span text:style-name="T21">by vůbec bylo možné stavět drahé budovy. </text:span><text:span text:style-name="T25">Trošku sníží happy</text:span></text:p>
      <text:p text:style-name="P6"><text:span text:style-name="T19">Hospoda</text:span><text:line-break/><text:span text:style-name="T38">udělat jako v Ika, ne UV2. Tedy čím víc příděl, tím víc vygebenosti, level determinuje max. příděl</text:span></text:p>
      <text:p text:style-name="P8"><text:span text:style-name="T19">Kasárna</text:span><text:span text:style-name="T20"> </text:span><text:span text:style-name="T23">(unlocked)</text:span><text:line-break/><text:span text:style-name="T39">trénink kopiníků, hoplitů, lučištníků a slonů</text:span></text:p>
      <text:p text:style-name="P6"><text:span text:style-name="T19">Dílna</text:span><text:line-break/><text:span text:style-name="T37">trénink trojanů, obrů, gyros a balónů</text:span></text:p>
      <text:p text:style-name="P6"><text:span text:style-name="T19">Zkušebna ohňostrojů</text:span><text:line-break/><text:span text:style-name="T37">trénování ohňostrojčíků &amp; jednou třeba za 5 minut možnost koupit nuke</text:span></text:p>
      <text:p text:style-name="P10"><text:span text:style-name="T19">Palác</text:span> <text:span text:style-name="T31">(TODO img)</text:span><text:line-break/><text:span text:style-name="T31">nahradí úřad z UV2 – budou jen cca. čtyři úrovně dost drahé, ale budou trošku násobit skoro všechno</text:span></text:p>
      <text:p text:style-name="P12"><text:span text:style-name="T19">Muzeum</text:span> <text:span text:style-name="T48">přestože všechny texty mluví o kultuře a exponátech, obrázek bude </text:span>vchod do metra<text:line-break/><text:span text:style-name="T38">jako Ika – vygebenost bez provozních nákladů, ale vysoké investice. Veřejná doprava → happy občané</text:span></text:p>
      <text:p text:style-name="P21"><text:span text:style-name="T19">Kostel</text:span><text:span text:style-name="T20"> </text:span><text:span text:style-name="T24">(TODO img)</text:span><text:span text:style-name="T19"><text:line-break/></text:span>něco jako chrám, ale protože je jen <text:span text:style-name="T64">1</text:span> ostrov, <text:span text:style-name="T50">a tedy není ostrovní zázrak, jsou všechny v jednom a při odpálení dostanu random efekt. Prostě ruleta, někdy dostanu bonus dobrý, někdy zbytečný a někdy malus.</text:span></text:p>
      <text:p text:style-name="P20"/>
      <text:p text:style-name="P20"/>
      <text:p text:style-name="P20"><text:span text:style-name="T49">BRAINSTORMING</text:span>:</text:p>
      <text:p text:style-name="P23">Pivovar<text:span text:style-name="T20"> jako reduktárna spotřeby piva – protože ta bude s vyšším levelem prudce růst, tak aby se to dalo zvládnout</text:span></text:p>
      <text:h text:style-name="P37" text:outline-level="1">Bitvy</text:h>
      <text:p text:style-name="P11">Nebude moře, <text:span text:style-name="T30">jen pozemka (+ vzduch). Lze zaútočit na mock plejra, který bude postupně posilovat, až nakonec bude cheatovat – že bude mít unlimited supply, stále doplňovanou náhodnými typy jednotek.</text:span></text:p>
      <text:p text:style-name="P14">Pošle se vždy všechno a bude možnost reinforcovat probíhající bitvu. Žádné zdi, prostě se jen mydlí maso, přičemž kolo bude relativně rychlé (10s), a u bitvy hráč nemusí furt být. Při výhře krádež.</text:p>
      <text:p text:style-name="P26">PŘEDĚLAT KOLO NA TAKT</text:p>
      <text:p text:style-name="P2"><text:span text:style-name="T11">B</text:span>ude tam tabulka <text:span text:style-name="T11">pro pozemku</text:span>, sudý počet sloupců lichý počet řádků.<text:line-break/>Třeba <text:span text:style-name="T65">8</text:span>*7.<text:line-break/><text:span text:style-name="T9">Nad tím je pouze jeden řádek vzduchu (tabulka 8*1).<text:line-break/>Počet řádků země i vzduchu může být proměnlivý podle velikosti armády, že...</text:span></text:p>
      <text:p text:style-name="P3">Vlevo <text:span text:style-name="T13">resp. vpravo</text:span> <text:span text:style-name="T51">je seznam</text:span>, kolik zbývá každé jednotky z celkového počtu <text:span text:style-name="T12">(včetně posil)</text:span></text:p>
      <text:h text:style-name="P32" text:outline-level="3">pozemka</text:h>
      <text:p text:style-name="P1">jednotky se nalevo v prvním sloupci (a analogicky napravo) náhodně spawnují po skupinkách <text:span text:style-name="T29">tak, aby zaplnily všechny řádky postupně od prvního na poslední</text:span>. <text:span text:style-name="T29">P</text:span>ochodují do 5. sloupce, kde se buďto mydlí s nepřáte<text:span text:style-name="T30">l</text:span>skou jednotkou na 6. sloupci, a jestli tam nic není tak pochoduje do <text:span text:style-name="T30">horního </text:span>řádku. Jakmile už nepřítel nic nemá <text:span text:style-name="T28">na bitevním poli (a tedy ani v posilách)</text:span>, je vyhráno.<text:line-break/><text:span text:style-name="T10">Přičemž lučištníci a bazukáři mohou střílet. Dosah se vyladí, ale prostě pokud není v první linii tak střílí obloukem do náhodné vzdálenosti, když se dostane do první lajny tak střílí přímo před sebe bez oblouku.</text:span></text:p>
      <text:h text:style-name="P32" text:outline-level="3">vzduch</text:h>
      <text:p text:style-name="P19">spawnují se náhodně balóny nebo gyro po skupinkách, ale na <text:span text:style-name="T52">OBRÁCENÉ STRANĚ</text:span>, tedy pro hráče co má pozemku vlevo se spawnují vpravo a naopak. Pochodují doprostřed, <text:span text:style-name="T53">b</text:span>alóny mezitím serou na enemy jednotky pod sebou v příslušném sloupci a v kterémkoliv řádku (it's very effective!!!) a až dojedou doprostřed, balóny začnou házet hovna na sebe (ne moc účinné.) a gyro střílí před sebe, dávaje instakill balónům díky pwnage bonusu. Gyro vs gyro ne moc účinné, stejně jako bal vs bal. Ne moc účinné tzn. že se rozbijou třeba za tři kola, zatímco gyro vs. bal je instakill.</text:p>
      <text:h text:style-name="P33" text:outline-level="3">animace</text:h>
      <text:p text:style-name="P40">tři kroky na jedno kolo:</text:p>
      <text:list xml:id="list42853479" text:style-name="L1">
        <text:list-item>
          <text:p text:style-name="P50">nové jednotky se přisunou na prázdná místa před sebou</text:p>
        </text:list-item>
        <text:list-item>
          <text:p text:style-name="P49">provede se kolo &amp; udělají se particle effecty: blood splatters z melee, oblouky šípů či bazuk, výbuch bazuk, shit splatters z balónů</text:p>
        </text:list-item>
        <text:list-item>
          <text:p text:style-name="P49">odstraní se particle effects, zmizí vynulované jednotky</text:p>
        </text:list-item>
      </text:list>
      <text:h text:style-name="P34" text:outline-level="3">jednotky</text:h>
      <text:p text:style-name="P5"><text:span text:style-name="T16">jednotka [interní alias](velikost skupiny)</text:span><text:line-break/>síla a cena myšleno na <text:span text:style-name="T54">celou </text:span>velikost skupiny – <text:span text:style-name="T55">protože tak budou proti sobě stát</text:span></text:p>
      <text:p text:style-name="P4">obyvatelstvo by mělo být ta nejlevnější surovina...</text:p>
      <text:list xml:id="list733693197" text:style-name="L2">
        <text:list-item>
          <text:p text:style-name="P41">kopiník <text:span text:style-name="T35">[kop]</text:span>(50): levný kanonenfutr na zaplavení bojiště. <text:span text:style-name="T63">Jediná jednotka na začátku hry</text:span></text:p>
        </text:list-item>
        <text:list-item>
          <text:p text:style-name="P41">hoplit <text:span text:style-name="T35">[hop]</text:span>(50): totéž jen silnější a dražší</text:p>
        </text:list-item>
        <text:list-item>
          <text:p text:style-name="P42"><text:soft-page-break/>slon <text:span text:style-name="T56">[sln]</text:span>(10): spíše tank na zdržování. Velmi odolný vůči <text:span text:style-name="T57">{luk,baz,bal}</text:span>, <text:span text:style-name="T33">ne tak proti melee</text:span></text:p>
        </text:list-item>
        <text:list-item>
          <text:p text:style-name="P42">troj<text:span text:style-name="T35">ský kůň</text:span> <text:span text:style-name="T35">[trj]</text:span>(10): spíše nuker. <text:span text:style-name="T34">Z</text:span>ranitelný vůči <text:span text:style-name="T57">{baz,bal}</text:span>, jinak <text:span text:style-name="T57">KING </text:span>co se týče poměru síla/cena</text:p>
        </text:list-item>
        <text:list-item>
          <text:p text:style-name="P42"><text:span text:style-name="T35">parní kolos [obr]</text:span>(10): útok i obrana super – <text:span text:style-name="T57">nejsilnější</text:span>, ale <text:span text:style-name="T57">kvůli </text:span>cen<text:span text:style-name="T57">ě </text:span>se <text:span text:style-name="T34">ekonomicky </text:span>nevyplatí</text:p>
        </text:list-item>
        <text:list-item>
          <text:p text:style-name="P42">lu<text:span text:style-name="T35">čištník [luk]</text:span>(30): glass cannon. Neúčinný vůči <text:span text:style-name="T57">{trj,obr}</text:span></text:p>
        </text:list-item>
        <text:list-item>
          <text:p text:style-name="P43"><text:span text:style-name="T35">ohňostrojčík [baz]</text:span>(20): glass cannon úplně nejvíc</text:p>
        </text:list-item>
        <text:list-item>
          <text:p text:style-name="P42">gyro<text:span text:style-name="T35">sář [gyr]</text:span>(10): <text:span text:style-name="T36">létající řeznictví + tzatziki. B</text:span>onus proti<text:span text:style-name="T57">{bal}</text:span></text:p>
        </text:list-item>
        <text:list-item>
          <text:p text:style-name="P42">bal<text:span text:style-name="T35">ón [bal]</text:span>(10): <text:span text:style-name="T58">hází hovna s </text:span>velký<text:span text:style-name="T58">m</text:span> <text:span text:style-name="T59">dmg</text:span> proti všemu pozemnímu, <text:span text:style-name="T58">ale </text:span>dost <text:span text:style-name="T58">málo </text:span>proti <text:span text:style-name="T57">{gyr,bal}</text:span></text:p>
        </text:list-item>
      </text:list>
      <text:h text:style-name="P36" text:outline-level="3">nuke</text:h>
      <text:p text:style-name="P17">ve zkušebně lze jednou za rok (což je např. 5 minut) koupit novoroční ohňostroj, což je v podstatě <text:span text:style-name="T42">nuclear warhead</text:span>. Lze mít jen jednu v zásobě, koupit další lze rok od od použití <text:span text:style-name="T42">(tedy něco jako zázrak). Velmi drahé.</text:span></text:p>
      <text:p text:style-name="P18">Pokud je v připravena v zásobě, ve zkušebně budou napsány instrukce jak to použít; to jest v bitevní obrazovce se objeví červené tlačítko "Slavnostní spuštění novoročního ohňostroje", po kliknutí se kurzor změní na velký crosshair, kterým lze kliknout kamkoliv na bitevní pole → <text:span text:style-name="T41">megadestruktive superoverkill. </text:span>Nikoliv jeden blast, ale všude kolem spousta menších blastů doprovázených particle efekty. Zraní to samozřejmě i friendly jednotky <text:span text:style-name="T43">pokud je hráč tak blbej aby kliknul na svojí část bojiště.</text:span></text:p>
      <text:p text:style-name="P28">→<text:span text:style-name="T60"> a</text:span>chievement Now we are all sons of bitches</text:p>
      <text:h text:style-name="P39" text:outline-level="1">Zázraky</text:h>
      <text:p text:style-name="P29">Fungují jako random event vyvolaný dark rituálem – za peníze, pivo a občany (mezi řádky naznačeno že občané jsou krvavě obětováni), dostanu random temporary efekt, který možno udělat jen jednou za rok. Většina jich je pozitivních <text:span text:style-name="T72">(+)</text:span>:</text:p>
      <text:list xml:id="list550215882" text:style-name="L3">
        <text:list-item>
          <text:p text:style-name="P44"><text:span text:style-name="T72">+ </text:span>Faust, <text:span text:style-name="T68">bůh kovárny</text:span>: <text:span text:style-name="T73">bonus power, malus dranc</text:span></text:p>
        </text:list-item>
        <text:list-item>
          <text:p text:style-name="P44"><text:span text:style-name="T72">+ </text:span>Delfín, <text:span text:style-name="T68">bůh moře</text:span>: <text:span text:style-name="T66">bonus 5-40% obchod (možno i nad 100%)<text:line-break/>Base = 40%, techs 10%, přístav 40%, celkem 90%. Plus delfín = 130%</text:span></text:p>
        </text:list-item>
        <text:list-item>
          <text:p text:style-name="P44"><text:span text:style-name="T72">+ Obr, kolosální gigant</text:span>: <text:span text:style-name="T73">trošku bonus těžba všech surovin</text:span></text:p>
        </text:list-item>
        <text:list-item>
          <text:p text:style-name="P44"><text:span text:style-name="T72">+ </text:span>Anténa, <text:span text:style-name="T68">bohyně radiokomunikace</text:span>: <text:span text:style-name="T67">bonus VP</text:span></text:p>
        </text:list-item>
        <text:list-item>
          <text:p text:style-name="P45"><text:span text:style-name="T72">0 </text:span>Dementér, <text:span text:style-name="T68">bohyně vidláků</text:span>: <text:span text:style-name="T67">bonus baseVygebenost, malus VP <text:s/>rate</text:span></text:p>
        </text:list-item>
        <text:list-item>
          <text:p text:style-name="P47">0 Hermelín, okřídlený <text:span text:style-name="T73">p</text:span>osel: <text:span text:style-name="T73">bonus </text:span>power<text:span text:style-name="T73">(bal, gyr) ale i nepříteli<text:line-break/></text:span><text:span text:style-name="T74">Posel bohů má příliš mnoho práce s roznášením pošty, tak ji outsourcuje na lidská letadla</text:span></text:p>
        </text:list-item>
        <text:list-item>
          <text:p text:style-name="P48">– Apollo <text:span text:style-name="T71">11</text:span>, <text:span text:style-name="T69">bůh astrálních poutníků</text:span>: malus <text:span text:style-name="T70">taxpayer</text:span></text:p>
        </text:list-item>
        <text:list-item>
          <text:p text:style-name="P48">– Had, olympský hrobař: <text:span text:style-name="T75">malus suroviny</text:span></text:p>
        </text:list-item>
        <text:list-item>
          <text:p text:style-name="P46">– Helma, <text:span text:style-name="T68">bůh bez portfeje</text:span>: malus: baseVygebenost <text:span text:style-name="T68">0 (pomocí skladu může být total vygebenost &lt; 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orphans="2" fo:widows="2"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1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writing-mode="page"/>
      <style:text-properties fo:color="#004586"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writing-mode="page"/>
      <style:text-properties fo:color="#004586" fo:font-size="110%" fo:font-weight="normal"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ZOREC" style:family="text">
      <style:text-properties style:font-name="Times New Roman1" fo:font-family="'Times New Roman'" style:font-style-name="obyčejné" style:font-family-generic="roman" style:font-pitch="variable" fo:font-size="12pt" fo:font-style="normal" fo:background-color="#dddddd"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4-20T15:21:45.584000000</dc:date>
    <dc:creator>Jiří Zbytovský</dc:creator>
    <meta:editing-duration>P3DT4H42M52S</meta:editing-duration>
    <meta:editing-cycles>165</meta:editing-cycles>
    <dc:title>Ukradyjam: HD edition - Dev notes</dc:title>
    <meta:document-statistic meta:table-count="0" meta:image-count="0" meta:object-count="0" meta:page-count="5" meta:paragraph-count="67" meta:word-count="1207" meta:character-count="7447" meta:non-whitespace-character-count="6312"/>
  </office:meta>
</office:document-meta>
</file>